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461934858113330295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8624296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8637560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8622945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636036172829946233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57938428321451811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203758585870033002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129165832023547296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113389303368052734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670496244168344430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9191240207929917589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52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2T18:42:53.73</dc:date>
    <dc:creator>James  Lombardi</dc:creator>
    <meta:editing-duration>P8DT5H56M49S</meta:editing-duration>
    <meta:editing-cycles>728</meta:editing-cycles>
    <meta:generator>OpenOffice/4.1.2$Win32 OpenOffice.org_project/412m3$Build-9782</meta:generator>
    <meta:document-statistic meta:table-count="0" meta:image-count="0" meta:object-count="0" meta:page-count="25" meta:paragraph-count="674" meta:word-count="8688" meta:character-count="43360"/>
  </office:meta>
</office:document-meta>
</file>